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6.494cm" fo:margin-left="0.009cm" fo:margin-top="0cm" fo:margin-bottom="0cm" table:align="left" style:may-break-between-rows="true" style:writing-mode="lr-tb" table:border-model="collapsing"/>
    </style:style>
    <style:style style:name="Table1.A" style:family="table-column">
      <style:table-column-properties style:column-width="5.211cm"/>
    </style:style>
    <style:style style:name="Table1.B" style:family="table-column">
      <style:table-column-properties style:column-width="11.284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writing-mode="lr-tb"/>
    </style:style>
    <style:style style:name="Table2.A" style:family="table-column">
      <style:table-column-properties style:column-width="3.096cm"/>
    </style:style>
    <style:style style:name="Table2.B" style:family="table-column">
      <style:table-column-properties style:column-width="6.297cm"/>
    </style:style>
    <style:style style:name="Table2.C" style:family="table-column">
      <style:table-column-properties style:column-width="8.202cm"/>
    </style:style>
    <style:style style:name="Table2.A1" style:family="table-cell">
      <style:table-cell-properties style:vertical-align="middle" fo:background-color="transparent" fo:padding="0cm" fo:border="none">
        <style:background-image/>
      </style:table-cell-properties>
    </style:style>
    <style:style style:name="Table2.A9" style:family="table-cell">
      <style:table-cell-properties fo:padding="0cm" fo:border="none"/>
    </style:style>
    <style:style style:name="P1" style:family="paragraph" style:parent-style-name="Text_20_body_20__28_user_29_">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Heading_20_1">
      <style:text-properties officeooo:paragraph-rsid="00132884"/>
    </style:style>
    <style:style style:name="P6" style:family="paragraph" style:parent-style-name="List_20_Paragraph" style:list-style-name="WWNum5"/>
    <style:style style:name="P7" style:family="paragraph" style:parent-style-name="List_20_Paragraph" style:list-style-name="WWNum4"/>
    <style:style style:name="P8" style:family="paragraph" style:parent-style-name="Signature">
      <style:text-properties officeooo:rsid="0015614d" officeooo:paragraph-rsid="0015614d"/>
    </style:style>
    <style:style style:name="P9" style:family="paragraph" style:parent-style-name="Signature">
      <style:paragraph-properties fo:margin-left="0cm" fo:margin-right="0cm" fo:text-indent="0cm" style:auto-text-indent="false"/>
      <style:text-properties officeooo:paragraph-rsid="00132884"/>
    </style:style>
    <style:style style:name="P10" style:family="paragraph" style:parent-style-name="Standard">
      <style:text-properties officeooo:paragraph-rsid="00132884"/>
    </style:style>
    <style:style style:name="P11" style:family="paragraph" style:parent-style-name="Standard">
      <style:text-properties officeooo:rsid="0015614d" officeooo:paragraph-rsid="0015614d"/>
    </style:style>
    <style:style style:name="T1" style:family="text">
      <style:text-properties officeooo:rsid="000e635a"/>
    </style:style>
    <style:style style:name="T2" style:family="text">
      <style:text-properties officeooo:rsid="00156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2">Last update <text:span text:style-name="T1">2</text:span><text:span text:style-name="T2">7</text:span>th April 2021. Reference for version 0.3<text:span text:style-name="T2">2</text:span></text:p>
      <text:h text:style-name="Heading_20_1" text:outline-level="1">!<text:tab/>?</text:h>
      <text:p text:style-name="Standard">Indirection operators, modelled on the Acorn Atom/BBC Micro BASIC model, operating on bytes (?) and words (!). <text:s/>These can be used in unary or binary mode, so a!4 refers to the 32-bit word at a+4 and !ptr refers to the 32-bit word at ptr.</text:p>
      <text:p text:style-name="Standard">They behave like a variable, except the variable is a specific byte or word in memory.</text:p>
      <text:p text:style-name="Standard">They can also be used on the left-hand side of expressions.</text:p>
      <text:p text:style-name="Standard">For those who prefer that syntax, PEEK and POKE are implemented with 16- and 32-bit variants.</text:p>
      <text:p text:style-name="Signature">!ref = 0</text:p>
      <text:p text:style-name="Signature">?count = ?count + 1</text:p>
      <text:p text:style-name="Signature">record!16 = -1</text:p>
      <text:h text:style-name="Heading_20_1" text:outline-level="1">&amp;</text:h>
      <text:p text:style-name="Standard">&amp; is a prefix to allow hexadecimal constants to be used.</text:p>
      <text:p text:style-name="Signature">count = &amp;2a</text:p>
      <text:h text:style-name="Heading_20_1" text:outline-level="1">' <text:tab/>rem</text:h>
      <text:p text:style-name="Standard">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Standard">Numeric binary operators. These behave in the usual manner with standard precedence. They will operate 32-bit integer mode, unless one of the values is a float, in which case they will operate in float mode, any integers being coerced to floats.</text:p>
      <text:p text:style-name="Standard">A consequence of this is that division of two integers always produces an integer.</text:p>
      <text:p text:style-name="Standard">They can also be used to concatenate strings.</text:p>
      <text:p text:style-name="Signature">a = (b + 2) * (x11 + my.age)</text:p>
      <text:p text:style-name="Signature">test$ = “hello”+”,world”+chr$(33)</text:p>
      <text:p text:style-name="Signature"/>
      <text:h text:style-name="Heading_20_1" text:outline-level="1"><text:soft-page-break/>&lt; <text:tab/>&lt;=<text:tab/>&lt;&gt;<text:tab/>=<text:tab/>&gt;<text:tab/>&gt;=</text:h>
      <text:p text:style-name="Standard">Binary comparators, which can be used on strings or numbers. As with the numeric operators, they will operate in integer mode if both are integers, if one is a float the other will be coerced to be a float if it is not already.</text:p>
      <text:p text:style-name="Standard">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Standard">Shift operators, like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Standard">@ is normally used to obtain the address of a variable and returns the data relevant to that variable. This data is a 2-byte address (string) which points to a length prefixed ASCII string, a 4-byte integer, or a 6-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Standard">Returns the numeric absolute value of its parameter.</text:p>
      <text:p text:style-name="Signature">print abs(42),abs(-42)</text:p>
      <text:h text:style-name="Heading_20_1" text:outline-level="1">alloc(memSize)</text:h>
      <text:p text:style-name="Standard">allocates a block of low memory of the given size.</text:p>
      <text:p text:style-name="Signature">do.something.with.me = alloc(128)</text:p>
      <text:h text:style-name="Heading_20_1" text:outline-level="1">and or xor</text:h>
      <text:p text:style-name="Standard">Binary operators. These are numeric not logical, so they calculate the actual binary value of anding, oring or xoring the integers they are given. This works with the comparison <text:soft-page-break/>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Standard">Returns the ASCII character code of the first character of the string. If the string is empty it will raise an error</text:p>
      <text:p text:style-name="Signature">print asc(“*”)</text:p>
      <text:h text:style-name="Heading_20_1" text:outline-level="1">assembler code</text:h>
      <text:p text:style-name="Standard">The 6502 assembler is modelled on that of the BBC Micro, e.g. it is inline code, and the “2 passes” must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1</text:p>
      <text:p text:style-name="Signature"><text:tab/>p = &amp;200</text:p>
      <text:p text:style-name="Signature"><text:tab/>ldx #0</text:p>
      <text:p text:style-name="Signature">.loop</text:p>
      <text:p text:style-name="Signature"><text:tab/>dex : bne loop</text:p>
      <text:p text:style-name="Signature"><text:tab/>rts</text:p>
      <text:p text:style-name="Signature">next o</text:p>
      <text:p text:style-name="Signature"/>
      <text:p text:style-name="Standard">Notes:</text:p>
      <text:p text:style-name="Standard">O controls the pass (bit 0 is set for the 2nd pass) and listing (bit 1 is set to list out the hexadecimal code as produced on either pass). So this produces no listing – “0 to 3 step 3” produces a pass 2 code listing. The original source code is not displayed as the BBC Micro does.</text:p>
      <text:p text:style-name="Standard">P controls the assembly location, which in this example is at &amp;200 hexadecimal, and increments as code is generated.</text:p>
      <text:p text:style-name="Standard">As with most assemblers, the “A” is optional – you can write asl or asl a. However you cannot use variable A – it will assume you mean accumulator.</text:p>
      <text:p text:style-name="Standard">Variables are used for labels – so .loop is saying “set loop to whatever value P is”</text:p>
      <text:p text:style-name="Standard">As with the BBC Micro, you can write code in BASIC to perform macros and similar.</text:p>
      <text:h text:style-name="Heading_20_1" text:outline-level="1">assert &lt;expression&gt;</text:h>
      <text:p text:style-name="Standard">Asserts a contract, causing an error if it fails.</text:p>
      <text:p text:style-name="Signature">assert ptr != 0</text:p>
      <text:h text:style-name="Heading_20_1" text:outline-level="1"><text:soft-page-break/>break</text:h>
      <text:p text:style-name="Standard">Enables or disables the break key that stops a program running and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Standard">Converts a number to a one character string with the character that ASCII code represents: the inverse of asc()</text:p>
      <text:p text:style-name="Signature">print chr$(42)</text:p>
      <text:h text:style-name="Heading_20_1" text:outline-level="1">clear</text:h>
      <text:p text:style-name="Standard">Resets all internals ; clears return stacks, locals, variables, resets the allocation pointer. <text:s/>However, it does not clear integer variables A-Z which are stored separately from all others.</text:p>
      <text:p text:style-name="Signature">clear</text:p>
      <text:h text:style-name="Heading_20_1" text:outline-level="1">cls</text:h>
      <text:p text:style-name="Standard">Clears the text display.</text:p>
      <text:p text:style-name="Signature">cls</text:p>
      <text:h text:style-name="Heading_20_1" text:outline-level="1">defproc name(parameters) ... endproc</text:h>
      <text:p text:style-name="Standard">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Standard">If there are no parameters the brackets must still be present, just empty.</text:p>
      <text:p text:style-name="Standard">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Standard">Create an array of a given dimension. Multiple dimensions are permitted. Indices in arrays start from 0 so dim a$(5) creates a six element array.</text:p>
      <text:p text:style-name="Signature"><text:soft-page-break/>dim a$(5),count(22),n(3,4)</text:p>
      <text:h text:style-name="Heading_20_1" text:outline-level="1">end</text:h>
      <text:p text:style-name="Standard">Stops the program from running and returns to the command prompt.</text:p>
      <text:h text:style-name="Heading_20_1" text:outline-level="1">event(eventvar,rate)</text:h>
      <text:p text:style-name="Standard">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Standard">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Standard">Returns n as a float.</text:p>
      <text:p text:style-name="Signature">count# = float(n)</text:p>
      <text:h text:style-name="Heading_20_1" text:outline-level="1">for ... next</text:h>
      <text:p text:style-name="Standard">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Standard">Waits for a character to be pressed (depending on the system, there may be one already in the keyboard buffer) and returns it as a character or ASCII code. The exact behaviour of this is system dependent.</text:p>
      <text:p text:style-name="Signature">if get() == 65 then print “you pressed a”</text:p>
      <text:h text:style-name="Heading_20_1" text:outline-level="1"><text:soft-page-break/>gosub ... return</text:h>
      <text:p text:style-name="Standard">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Standard">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Heading_20_1" text:outline-level="1">if ... else ... endif</text:h>
      <text:p text:style-name="Standard">The long form if statement. This has an else clause and can spread over multiple lines and be nested. Note there is no THEN (this is how it tells the difference syntactically) and ENDIF is required, even if it is all one line.</text:p>
      <text:p text:style-name="Standard">You can nest If/Then within if/else/endif</text:p>
      <text:p text:style-name="Signature">if a$ = “y”:count=count-1:else:count=count+1:endif</text:p>
      <text:p text:style-name="Signature">if count=0</text:p>
      <text:p text:style-name="Signature"><text:tab/>&lt;lots of stuff,loops, calls, other ifs&gt;</text:p>
      <text:p text:style-name="Signature">endif</text:p>
      <text:h text:style-name="Heading_20_1" text:outline-level="1">if ... then/goto</text:h>
      <text:p text:style-name="Standard">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 n / paper n</text:h>
      <text:p text:style-name="Standard">Sets the text background colour or foreground colours. Colour IDs are BBC Micro ones (0-7 : Black Red Green Yellow Blue Magenta Cyan White)</text:p>
      <text:p text:style-name="Signature">ink 4</text:p>
      <text:p text:style-name="Signature">paper 2</text:p>
      <text:h text:style-name="Heading_20_1" text:outline-level="1"><text:soft-page-break/>inkey() inkey$()</text:h>
      <text:p text:style-name="Standard">Like get() except it doesn’t wait for a key. If a key is in the input stream, it returns the code of that key, or the key, otherwise it returns “”. <text:s/>This is not suitable for game writing purposes really beyond the quite simple.</text:p>
      <text:p text:style-name="Signature">print inkey()</text:p>
      <text:h text:style-name="Heading_20_1" text:outline-level="1">input</text:h>
      <text:p text:style-name="Standard">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Standard">Converts a number to an integer, truncating as necessary.</text:p>
      <text:p text:style-name="Signature">print int(3.7)</text:p>
      <text:h text:style-name="Heading_20_1" text:outline-level="1">left$()</text:h>
      <text:p text:style-name="Standard">Returns the left characters of a string. For example, the example below will print “abc”</text:p>
      <text:p text:style-name="Signature">print left$(“abcde”,3)</text:p>
      <text:h text:style-name="Heading_20_1" text:outline-level="1">len()</text:h>
      <text:p text:style-name="Standard">Returns the length of a string as an integer.</text:p>
      <text:p text:style-name="Signature">print len(“abcde”)</text:p>
      <text:h text:style-name="Heading_20_1" text:outline-level="1">let &lt;optional&gt;</text:h>
      <text:p text:style-name="Standard">Assignment statement, the let being optional. The left side of the equals can be a reference as well.</text:p>
      <text:p text:style-name="Signature">let count = 4</text:p>
      <text:p text:style-name="Signature">!ptr = 0</text:p>
      <text:h text:style-name="Heading_20_1" text:outline-level="1">list</text:h>
      <text:p text:style-name="Standard">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Heading_20_1" text:outline-level="1"><text:soft-page-break/>load</text:h>
      <text:p text:style-name="Standard">Loads a basic program or a file into memory. This is currently using the standard Commodore format which has 2-byte load address on the front of a file.</text:p>
      <text:p text:style-name="Signature">load “myprogram.bas”</text:p>
      <text:p text:style-name="Signature">load “somedata”,&amp;1c00</text:p>
      <text:h text:style-name="Heading_20_1" text:outline-level="1">local</text:h>
      <text:p text:style-name="Standard">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Heading_20_1" text:outline-level="1">locate</text:h>
      <text:p text:style-name="Standard">Set the text cursor position. The parameters are the horizontal and vertical position.</text:p>
      <text:p text:style-name="Signature">locate 4,2</text:p>
      <text:h text:style-name="Heading_20_1" text:outline-level="1">lower$(string) upper$(string)</text:h>
      <text:p text:style-name="Standard">Converts a string to lower or upper case.</text:p>
      <text:p text:style-name="Signature">print upper$(“hello, world!”)</text:p>
      <text:h text:style-name="Heading_20_1" text:outline-level="1">max() min()</text:h>
      <text:p text:style-name="Standard">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Standard">Returns the amount of memory currently available, this is the difference between the highest address in use for strings, and the lowest address in use for variables.</text:p>
      <text:p text:style-name="Signature">print mem</text:p>
      <text:h text:style-name="Heading_20_1" text:outline-level="1"><text:soft-page-break/>mid$()</text:h>
      <text:p text:style-name="Standard">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Standard">Erase the current program, variables, everything, and warm starts.</text:p>
      <text:h text:style-name="Heading_20_1" text:outline-level="1">page</text:h>
      <text:p text:style-name="Standard">Value which is constant when running a program and returns the start of the tokenised program code.</text:p>
      <text:p text:style-name="Signature">my.program = page</text:p>
      <text:h text:style-name="Heading_20_1" text:outline-level="1">peek() deek() leek()</text:h>
      <text:p text:style-name="Standard">Read memory, in 1 , 2 or 4 byte chunks.</text:p>
      <text:p text:style-name="Signature">a = peek(&amp;8000)</text:p>
      <text:p text:style-name="Signature">vector = deek(&amp;fffc)</text:p>
      <text:h text:style-name="Heading_20_1" text:outline-level="1">poke doke loke</text:h>
      <text:p text:style-name="Standard">Write memory in 1 , 2 or 4 byte chunks.</text:p>
      <text:p text:style-name="Signature">poke &amp;9f23,42</text:p>
      <text:p text:style-name="Signature">doke ptr,-1</text:p>
      <text:h text:style-name="Heading_20_1" text:outline-level="1">print</text:h>
      <text:p text:style-name="Standard">Print a sequence of expressions on the output device - standard BASIC. A comma moves to the next tab stop, and a ‘ indicates a new line to be printed. If the command does not end in , or it will print a new line at the end automatically.</text:p>
      <text:p text:style-name="Signature">print “my name is “;earl$ ’ “next line”</text:p>
      <text:h text:style-name="Heading_20_1" text:outline-level="1">proc</text:h>
      <text:p text:style-name="Standard">Calls a procedure. The expressions and their type must match the ones in the definition.</text:p>
      <text:p text:style-name="Signature">proc do.something(2,”hello”,42)</text:p>
      <text:h text:style-name="Heading_20_1" text:outline-level="1">random()</text:h>
      <text:p text:style-name="Standard">If no parameter is provided, returns a random 32 bit integer. If a parameter is provided, <text:soft-page-break/>provides a random number up to that (e.g. random(6) will produce 0,1,2,3,4 or 5). Note that this uses modulus so is not fast compared to random() and 7</text:p>
      <text:p text:style-name="Signature">print random()</text:p>
      <text:p text:style-name="Signature">print random(6)+1</text:p>
      <text:h text:style-name="Heading_20_1" text:outline-level="1">read ... data</text:h>
      <text:p text:style-name="Standard">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Heading_20_1" text:outline-level="1">repeat ... until</text:h>
      <text:p text:style-name="Standard">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estore</text:h>
      <text:p text:style-name="Standard">Resets the data pointer to the start of the program.</text:p>
      <text:p text:style-name="Signature">restore</text:p>
      <text:h text:style-name="Heading_20_1" text:outline-level="1">right$()</text:h>
      <text:p text:style-name="Standard">Returns the right characters of a string. For example, the example below will print “cde”</text:p>
      <text:p text:style-name="Signature">print right$(“abcde”,3)</text:p>
      <text:h text:style-name="Heading_20_1" text:outline-level="1">run</text:h>
      <text:p text:style-name="Standard">Clears everything and runs the program.</text:p>
      <text:h text:style-name="Heading_20_1" text:outline-level="1">Save</text:h>
      <text:p text:style-name="Standard">Saves a BASIC program or area of memory. This uses the Commodore format with a 2-byte loading address, so if you save 16 bytes of memory it will create an 18 byte size file.</text:p>
      <text:p text:style-name="Signature">save “demo.bas”</text:p>
      <text:p text:style-name="Signature">save “rom.bas”,&amp;c000,&amp;e000</text:p>
      <text:h text:style-name="Heading_20_1" text:outline-level="1"><text:soft-page-break/>sgn()</text:h>
      <text:p text:style-name="Standard">Returns the sign of the number - 0 if it is zero, -1 if less than zero, +1 if greater than zero.</text:p>
      <text:p text:style-name="Signature">print sgn(42)</text:p>
      <text:h text:style-name="Heading_20_1" text:outline-level="1">stop</text:h>
      <text:p text:style-name="Standard">Stops the current program from running with an error.</text:p>
      <text:h text:style-name="Heading_20_1" text:outline-level="1">str$()</text:h>
      <text:p text:style-name="Standard">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Standard">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Standard">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Standard">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Standard">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Standard">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Standard">Exits the emulator if running and dumps memory, used for testing. This may or may not be implemented but should only be used for development of the interpreter.</text:p>
      <text:p text:style-name="Standard"/>
      <text:h text:style-name="Heading_20_2" text:outline-level="2">A note on tokenising</text:h>
      <text:p text:style-name="Standard">This BASIC tokenises completely differently from Microsoft BASIC. It divides things into identifiers, numbers, strings and punctuation. An identifier is a single indivisible element.</text:p>
      <text:p text:style-name="Standard">Spacing is thus required in some circumstances. In Microsoft BASIC, the variable name “total” would be tokenised as the token “TO” followed by TAL. Here it would be a variable TOTAL.</text:p>
      <text:p text:style-name="Standard">So you cannot write PRINTA, for example, which works in MS Basic, but here would be a variable called “printa”. You’d have to write PRINT A.</text:p>
      <text:p text:style-name="Standard">The upsides of this decision are that spacing is done automatically for you in listings, and you aren’t limited by variable names that start with short words like IF and TO. It also doesn’t store the spaces in the program.</text:p>
      <text:p text:style-name="Standard">An identifier begins with A-Z, and can contain 0-9, . and _ as well. It is advised, but not enforced that . notation is used for modules.</text:p>
      <text:h text:style-name="Heading_20_2" text:outline-level="2">Graphics</text:h>
      <text:p text:style-name="Standard">The graphics system that draws lines, rectangles and so on is standard but optional. It requires the graphics driver code for the system which sets a position, draws a colour, moves that position and not much else. The standard graphic routines use this driver.</text:p>
      <text:p text:style-name="Standard">Graphics commands all use the same format. <text:s/>A command (PLOT, LINE, RECT etc.) is followed by a sequence of modifiers and coordinates, that are largely consistent. Most can be chained to do multiple actions (see the Draw Image example)</text:p>
      <text:p text:style-name="Standard">Modifiers persist from instruction to instruction (except TEXT) and are reset when the mode <text:soft-page-break/>is changed. The last position can also be used as the start of the next position (see RECT example)</text:p>
      <text:p text:style-name="Standard">Drawing will not work if any point drawn is outside the screen area, e.g. <text:s/>LINE 0,0 TO 500,100 won’t show anything (500 being too large)</text:p>
      <text:p text:style-name="Signature"/>
      <table:table table:name="Table1" table:style-name="Table1" table:template-name="Default Style">
        <table:table-column table:style-name="Table1.A"/>
        <table:table-column table:style-name="Table1.B"/>
        <table:table-row table:style-name="Table1.1">
          <table:table-cell table:style-name="Table1.A1" office:value-type="string">
            <text:p text:style-name="Table_20_Heading">Modifier / Action</text:p>
          </table:table-cell>
          <table:table-cell table:style-name="Table1.B1" office:value-type="string">
            <text:p text:style-name="Table_20_Heading">Effect</text:p>
          </table:table-cell>
        </table:table-row>
        <table:table-row table:style-name="Table1.1">
          <table:table-cell table:style-name="Table1.A2" office:value-type="string">
            <text:p text:style-name="P3">INK &lt;colour&gt;</text:p>
          </table:table-cell>
          <table:table-cell table:style-name="Table1.B2" office:value-type="string">
            <text:p text:style-name="Table_20_Contents">sets the colour for drawing. These colours do not affect the console colours in the default part of the interpreter.</text:p>
          </table:table-cell>
        </table:table-row>
        <table:table-row table:style-name="Table1.1">
          <table:table-cell table:style-name="Table1.A2" office:value-type="string">
            <text:p text:style-name="P3">PAPER &lt;colour&gt;</text:p>
          </table:table-cell>
          <table:table-cell table:style-name="Table1.B3" office:value-type="string">
            <text:p text:style-name="Table_20_Contents">sets the background colour for things like text. If zero, this is transparent.</text:p>
          </table:table-cell>
        </table:table-row>
        <table:table-row table:style-name="Table1.1">
          <table:table-cell table:style-name="Table1.A2" office:value-type="string">
            <text:p text:style-name="P3">DIM &lt;size&gt;</text:p>
          </table:table-cell>
          <table:table-cell table:style-name="Table1.B4" office:value-type="string">
            <text:p text:style-name="Table_20_Contents">sets the scalar size for images / fonts</text:p>
          </table:table-cell>
        </table:table-row>
        <table:table-row table:style-name="Table1.1">
          <table:table-cell table:style-name="Table1.A2" office:value-type="string">
            <text:p text:style-name="P3">FLIP &lt;value&gt;</text:p>
          </table:table-cell>
          <table:table-cell table:style-name="Table1.B5" office:value-type="string">
            <text:p text:style-name="Table_20_Contents">sets the flip value 0-3 for images and fonts. Bit 0 is horizontal flip, bit 1 is vertical flip. If possible the same as SPRITE FLIP</text:p>
          </table:table-cell>
        </table:table-row>
        <table:table-row table:style-name="Table1.1">
          <table:table-cell table:style-name="Table1.A2" office:value-type="string">
            <text:p text:style-name="P3">FROM &lt;x,y&gt; or just &lt;x,y&gt;</text:p>
          </table:table-cell>
          <table:table-cell table:style-name="Table1.B6" office:value-type="string">
            <text:p text:style-name="Table_20_Contents">sets the start coordinate</text:p>
          </table:table-cell>
        </table:table-row>
        <table:table-row table:style-name="Table1.1">
          <table:table-cell table:style-name="Table1.A2" office:value-type="string">
            <text:p text:style-name="P3">AT &lt;x,y&gt; TO &lt;x,y&gt;</text:p>
          </table:table-cell>
          <table:table-cell table:style-name="Table1.B7" office:value-type="string">
            <text:p text:style-name="Table_20_Contents">sets the end and action coordinate</text:p>
          </table:table-cell>
        </table:table-row>
        <table:table-row table:style-name="Table1.1">
          <table:table-cell table:style-name="Table1.A2" office:value-type="string">
            <text:p text:style-name="P3">IMAGE &lt;n&gt;</text:p>
          </table:table-cell>
          <table:table-cell table:style-name="Table1.B8" office:value-type="string">
            <text:p text:style-name="Table_20_Contents">Sprite image n.</text:p>
          </table:table-cell>
        </table:table-row>
        <table:table-row table:style-name="Table1.1">
          <table:table-cell table:style-name="Table1.A2" office:value-type="string">
            <text:p text:style-name="P3">TEXT &lt;text&gt;</text:p>
          </table:table-cell>
          <table:table-cell table:style-name="Table1.B9" office:value-type="string">
            <text:p text:style-name="Table_20_Contents">Text for drawing strings.</text:p>
          </table:table-cell>
        </table:table-row>
      </table:table>
      <text:p text:style-name="Standard">Graphics operations are not mandatory – to have them you need to implement the driver (and some form of sprites for PAINT). However, if implemented they should behave consistently, though fonts and sprite images can vary.</text:p>
      <text:p text:style-name="Title">Drawing Functions</text:p>
      <text:h text:style-name="Heading_20_1" text:outline-level="1">clg</text:h>
      <text:p text:style-name="Standard">Clear the whole graphics screen to the current or specified PAPER colour. Note that INK and PAPER are separate for text and graphics functions.</text:p>
      <text:p text:style-name="Signature">clg</text:p>
      <text:p text:style-name="Signature">clg paper 7</text:p>
      <text:h text:style-name="Heading_20_1" text:outline-level="1">draw</text:h>
      <text:p text:style-name="Standard">Draws text on the display, with an optional background depending on the paper colour. Supports multiple integer scales for writing large text on the display. Can use either TEXT &lt;text&gt; or IMAGE &lt;n&gt; where &lt;n&gt; is the tile / font character number.</text:p>
      <text:p text:style-name="Standard">Currently this only works for the standard font.</text:p>
      <text:p text:style-name="Signature">draw text “hello world” ink 5 paper 1 dim 2 at 50,20</text:p>
      <text:p text:style-name="Signature"><text:soft-page-break/>draw image 65 at 100,30 , image 67 at 140,30</text:p>
      <text:h text:style-name="Heading_20_1" text:outline-level="1">frame / rect</text:h>
      <text:p text:style-name="Standard">Draws either an outline (frame) or a filled rectangle (rect) between the two corners</text:p>
      <text:p text:style-name="Signature">frame ink 2 from 10,10 to 100,100</text:p>
      <text:p text:style-name="Signature">rect to 200,200</text:p>
      <text:h text:style-name="Heading_20_1" text:outline-level="1">line</text:h>
      <text:p text:style-name="Standard">Draws a single pixel size line between the two points in the current ink colour.</text:p>
      <text:p text:style-name="Signature">line ink 242 from 0,0 to 100,100 to 150,150</text:p>
      <text:h text:style-name="Heading_20_1" text:outline-level="1">plot</text:h>
      <text:p text:style-name="Standard">Plots a single pixel at the given coordinate</text:p>
      <text:p text:style-name="Signature">plot ink 2 at 100,100</text:p>
      <text:p text:style-name="Title">X16 Specific Extensions</text:p>
      <text:p text:style-name="Signature"/>
      <text:h text:style-name="Heading_20_1" text:outline-level="1">clock()</text:h>
      <text:p text:style-name="Standard">Reads the RTC. The element to read is the parameter (0-5). 0-5 represent Years since 1900, Month (1-12), Day, Hours (0-23) Minutes and Seconds.</text:p>
      <text:p text:style-name="Signature">print clock(4)</text:p>
      <text:p text:style-name="Signature"/>
      <text:h text:style-name="Heading_20_1" text:outline-level="1">draw</text:h>
      <text:p text:style-name="Standard">Draw has a similar syntax to the graphics functions, however it is X16 only as it relies on access to the text definitions in Vera. It draws a character or string on the screen (option image &lt;char number&gt; or text “&lt;text&gt;” at a given size and colour with optional background</text:p>
      <text:p text:style-name="Signature">draw ink 1 paper 2 text "@Hello" to 30,30 dim 3 to 50,50</text:p>
      <text:h text:style-name="Heading_20_1" text:outline-level="1">hit()</text:h>
      <text:p text:style-name="Standard">The hit function checks for collision between two sprites. This is a rectangular collision, e.g. the overlapping of their ‘bounding boxes’ and takes no account of the actual sprite itself.</text:p>
      <text:p text:style-name="Standard">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must be less than this range.</text:p>
      <text:p text:style-name="Signature"><text:soft-page-break/>print hit(2,4)</text:p>
      <text:p text:style-name="Signature">print hit(2,5,8)</text:p>
      <text:h text:style-name="Heading_20_1" text:outline-level="1">image</text:h>
      <text:p text:style-name="P11">Image redefines a character in the character set. This is currently X16 only as it writes to VERAs default character set. The first parameter is the character to overwrite, followed by 8 bit encoded font data. There can be more than 8 of these, defining multiple sequential characters.</text:p>
      <text:p text:style-name="P8">Image 64,255,129,129,129,129,129,129,255</text:p>
      <text:h text:style-name="Heading_20_1" text:outline-level="1">joy.b()</text:h>
      <text:p text:style-name="Standard">Return the status of the default joystick buttons. The parameter specifies the button 0=Start 1 = Select 2 = B 3 = A</text:p>
      <text:p text:style-name="Signature">if joy.b(2) then print “b pressed”</text:p>
      <text:h text:style-name="Heading_20_1" text:outline-level="1">joy.x() joy.y()</text:h>
      <text:p text:style-name="Standard">Returns the offset on the default joystick axis, e.g. either -1,0 or 1</text:p>
      <text:p text:style-name="Signature">xpos = xpos + joy.x()*speed</text:p>
      <text:h text:style-name="Heading_20_1" text:outline-level="1">mode</text:h>
      <text:p text:style-name="Standard">Mode sets the screen mode by reprogramming VERA. It has two forms.</text:p>
      <text:p text:style-name="Standard">The more complex one is a 32 bit constant where byte 3 describes the general setup, byte 2 is zero, byte 1 describes the set up for layer 1, and byte 1 describes the setup for layer 0.</text:p>
      <table:table table:name="Table2" table:style-name="Table2">
        <table:table-column table:style-name="Table2.A"/>
        <table:table-column table:style-name="Table2.B"/>
        <table:table-column table:style-name="Table2.C"/>
        <table:table-row table:style-name="TableLine94627350918800">
          <table:table-cell table:style-name="Table2.A1" office:value-type="string">
            <text:p text:style-name="P4">Bit</text:p>
          </table:table-cell>
          <table:table-cell table:style-name="Table2.A1" office:value-type="string">
            <text:p text:style-name="P4">General Setup</text:p>
          </table:table-cell>
          <table:table-cell table:style-name="Table2.A1" office:value-type="string">
            <text:p text:style-name="P4">Layer bits (as Vera Docs)</text:p>
          </table:table-cell>
        </table:table-row>
        <table:table-row table:style-name="TableLine94627352779472">
          <table:table-cell table:style-name="Table2.A1" office:value-type="string">
            <text:p text:style-name="P3">7</text:p>
          </table:table-cell>
          <table:table-cell table:style-name="Table2.A1" office:value-type="string">
            <text:p text:style-name="P3">0</text:p>
          </table:table-cell>
          <table:table-cell table:style-name="Table2.A1" table:number-rows-spanned="2" office:value-type="string">
            <text:p text:style-name="P3">Map Height</text:p>
          </table:table-cell>
        </table:table-row>
        <table:table-row table:style-name="TableLine94627352779952">
          <table:table-cell table:style-name="Table2.A1" office:value-type="string">
            <text:p text:style-name="P3">6</text:p>
          </table:table-cell>
          <table:table-cell table:style-name="Table2.A1" office:value-type="string">
            <text:p text:style-name="P3">Sprites on</text:p>
          </table:table-cell>
          <table:covered-table-cell/>
        </table:table-row>
        <table:table-row table:style-name="TableLine94627352780832">
          <table:table-cell table:style-name="Table2.A1" office:value-type="string">
            <text:p text:style-name="P3">5</text:p>
          </table:table-cell>
          <table:table-cell table:style-name="Table2.A1" office:value-type="string">
            <text:p text:style-name="P3">Layer 1 on</text:p>
          </table:table-cell>
          <table:table-cell table:style-name="Table2.A1" table:number-rows-spanned="2" office:value-type="string">
            <text:p text:style-name="P3">Map Width</text:p>
          </table:table-cell>
        </table:table-row>
        <table:table-row table:style-name="TableLine94627352781696">
          <table:table-cell table:style-name="Table2.A1" office:value-type="string">
            <text:p text:style-name="P3">4</text:p>
          </table:table-cell>
          <table:table-cell table:style-name="Table2.A1" office:value-type="string">
            <text:p text:style-name="P3">Layer 0 on</text:p>
          </table:table-cell>
          <table:covered-table-cell/>
        </table:table-row>
        <table:table-row table:style-name="TableLine94627352783296">
          <table:table-cell table:style-name="Table2.A1" office:value-type="string">
            <text:p text:style-name="P3">3</text:p>
          </table:table-cell>
          <table:table-cell table:style-name="Table2.A1" table:number-rows-spanned="2" office:value-type="string">
            <text:p text:style-name="P3">Vertical scale bits (00=x1 01=x2 10=x4 11=x8)</text:p>
          </table:table-cell>
          <table:table-cell table:style-name="Table2.A1" office:value-type="string">
            <text:p text:style-name="P3">Tile size (0=8x8,1=16x16)</text:p>
          </table:table-cell>
        </table:table-row>
        <table:table-row table:style-name="TableLine94627352784496">
          <table:table-cell table:style-name="Table2.A1" office:value-type="string">
            <text:p text:style-name="P3">2</text:p>
          </table:table-cell>
          <table:covered-table-cell/>
          <table:table-cell table:style-name="Table2.A1" office:value-type="string">
            <text:p text:style-name="P3">Bitmap Mode</text:p>
          </table:table-cell>
        </table:table-row>
        <table:table-row table:style-name="TableLine94627352786016">
          <table:table-cell table:style-name="Table2.A1" office:value-type="string">
            <text:p text:style-name="P3">1</text:p>
          </table:table-cell>
          <table:table-cell table:style-name="Table2.A1" table:number-rows-spanned="2" office:value-type="string">
            <text:p text:style-name="P3">Horizontal scale bits</text:p>
          </table:table-cell>
          <table:table-cell table:style-name="Table2.A1" table:number-rows-spanned="2" office:value-type="string">
            <text:p text:style-name="P3">Colour Depth 0-7</text:p>
          </table:table-cell>
        </table:table-row>
        <table:table-row table:style-name="TableLine94627352786992">
          <table:table-cell table:style-name="Table2.A9" office:value-type="string">
            <text:p text:style-name="P3">0</text:p>
          </table:table-cell>
          <table:covered-table-cell/>
          <table:covered-table-cell/>
        </table:table-row>
      </table:table>
      <text:p text:style-name="Standard"/>
      <text:p text:style-name="Standard">This is obviously slightly complex than is ideal, so for mode values of 0-63 a standard mode is provided. <text:s/>Currently the following modes are provided:</text:p>
      <text:list xml:id="list3915461812" text:style-name="WWNum5">
        <text:list-item>
          <text:p text:style-name="P6">Mode 0 : 80 x 60 text mode</text:p>
        </text:list-item>
        <text:list-item>
          <text:p text:style-name="P6">Mode 1 : 40 x 30 text mode</text:p>
        </text:list-item>
        <text:list-item>
          <text:p text:style-name="P6">Mode 2 : 320 x 200 bitmap mode</text:p>
        </text:list-item>
      </text:list>
      <text:p text:style-name="Standard">Layer 0’s Map/Bitmap table is at VRAM $00000. Layer 1’s Map/Bitmap table is at $10000, and <text:soft-page-break/>Layer 1’s tile lookup table is at $0F800. These are the standard X16 defaults and may change, so it is advisable to set these manually or read them from the Vera interface.</text:p>
      <text:p text:style-name="Standard">When a program stops and returns to the prompt, where you can type commands or edit lines, the system automatically <text:s/>switches to Mode 0, so you may need code to put a wait for a key press (e.g. a$ = get$()) in when you STOP or END. It does this so the mode is suitable for text editing.</text:p>
      <text:p text:style-name="Signature">mode &amp;20006000</text:p>
      <text:p text:style-name="Signature">mode 0</text:p>
      <text:p text:style-name="Signature"/>
      <text:h text:style-name="P5" text:outline-level="1">paint</text:h>
      <text:p text:style-name="P10">Draws a sprite on the screen as an image – e.g. it is not an actual sprite, but uses the same image graphics. Integer scaling using DIM is permitted. The position is the top left of the graphic, not the centre as for sprites.</text:p>
      <text:p text:style-name="P9">paint image 4 dim 2 at 10,10 flip 1</text:p>
      <text:h text:style-name="Heading_20_1" text:outline-level="1">palette</text:h>
      <text:p text:style-name="Standard">Defines a colour in RGB format. The colour is 0-255. The RGB format is 0-4095, usually stored in hex format &amp;rgb where r g and b are the colour components from 0-F – so palette 1,&amp;F80 sets palette 1 to Red=$F, Green = $8, Blue = $0 which is orange.</text:p>
      <text:p text:style-name="Signature">palette 1,&amp;f80</text:p>
      <text:h text:style-name="Heading_20_1" text:outline-level="1">playing(),playing(channel)</text:h>
      <text:p text:style-name="Standard">Playing has two forms. Without a parameter it returns the number of channels currently playing a sound. With a parameter it returns true or false depending on whether that channel is playing or not.</text:p>
      <text:p text:style-name="Signature">print playing() , playing(4)</text:p>
      <text:h text:style-name="Heading_20_1" text:outline-level="1">sound</text:h>
      <text:p text:style-name="Standard">Sound allows the programmer to play one of the sixteen sound channels asynchronously. It has two forms. SOUND CLEAR turns everything off.</text:p>
      <text:list xml:id="list1559024166" text:style-name="WWNum4">
        <text:list-item>
          <text:p text:style-name="P7">SOUND is followed by a series of modifiers rather like SPRITE and the graphics commands</text:p>
        </text:list-item>
        <text:list-item>
          <text:p text:style-name="P7">AT &lt;pitch&gt; <text:s/>sets the pitch (see Vera documentation)</text:p>
        </text:list-item>
        <text:list-item>
          <text:p text:style-name="P7">FOR &lt;time&gt; sets the play time in 1/10 seconds</text:p>
        </text:list-item>
        <text:list-item>
          <text:p text:style-name="P7">TYPE &lt;type&gt; sets the type of the sound to 0-3 (see Vera documentation)</text:p>
        </text:list-item>
        <text:list-item>
          <text:p text:style-name="P7">TO &lt;channel&gt; sets the target channel 0-15. Channel 255 means “find an unused channel” and is the default.</text:p>
        </text:list-item>
        <text:list-item>
          <text:p text:style-name="P7">STEP &lt;volume&gt; sets the volume from 0 to 63.</text:p>
        </text:list-item>
      </text:list>
      <text:p text:style-name="Standard">Sounds are queued (currently the queue is 16 elements in size) so you can have multiple <text:soft-page-break/>sound commands on the same channel and they will play in order.</text:p>
      <text:p text:style-name="Signature">sound at 1181 for 10 step 48</text:p>
      <text:h text:style-name="Heading_20_1" text:outline-level="1">sprite</text:h>
      <text:p text:style-name="Standard">There are two types of sprite command. The first one controls sprites in general.</text:p>
      <text:p text:style-name="Signature">sprite true <text:tab/>enables all sprites</text:p>
      <text:p text:style-name="Signature">sprite false <text:tab/>disables all sprites</text:p>
      <text:p text:style-name="Signature">sprite clear <text:tab/>erases all the sprite area to zero.</text:p>
      <text:p text:style-name="Standard"/>
      <text:p text:style-name="Standard">The second one controls an individual sprite by ID. It begins sprite &lt;n&gt; where &lt;n&gt; is the physical number 0...127. Commands follow this which can be chained together, so you can write “Sprite 4 to 100,100 image 3 flip 2” for example.</text:p>
      <text:p text:style-name="Signature">sprite n to x,y <text:tab/></text:p>
      <text:p text:style-name="Standard">move sprite to x,y. These coordinates are the sprite centre</text:p>
      <text:p text:style-name="Signature">sprite n flip f <text:tab/></text:p>
      <text:p text:style-name="Standard">set sprite flip to 0-3 (0 none 1 horizontal 2 vertical 3 both)</text:p>
      <text:p text:style-name="Signature">sprite n image n<text:tab/></text:p>
      <text:p text:style-name="Standard">set sprite image to ‘n’ (index in vram file) and show it.</text:p>
      <text:p text:style-name="Signature">sprite n true or sprite n false</text:p>
      <text:p text:style-name="Standard">show/hide sprite n</text:p>
      <text:h text:style-name="Heading_20_1" text:outline-level="1">sprite.x() sprite.y()</text:h>
      <text:p text:style-name="Standard">Returns current position of sprite, currently the centre of the image, (e.g. the same value used in sprite n to x,y)</text:p>
      <text:p text:style-name="Signature">print sprite.x(4),sprite.y(4)</text:p>
      <text:h text:style-name="Heading_20_1" text:outline-level="1">vload</text:h>
      <text:p text:style-name="Standard">Loads a .VRAM format file (see documents directory) into VRAM, decompressing as required.</text:p>
      <text:p text:style-name="Standard">VRAM files are built from the “vram” subdirectory of an application using the vramc.zip Python application, which converts graphics described by a simple text file into a convenient format. <text:s/>The text file is shown in the example file in source/vram. The format for VRAM files is in the file ‘vram.txt’ in the documents directory.</text:p>
      <text:p text:style-name="Signature">vload “demo.vram”</text:p>
      <text:h text:style-name="Heading_20_1" text:outline-level="1">vpeek() vdeek()</text:h>
      <text:p text:style-name="Standard">These work like peek and deek but they read either a byte or word from VERAs internal RAM memory. Note that unlike X16 Basic, the address is a 17 bit address, the same as specified in <text:soft-page-break/>the documentation.</text:p>
      <text:p text:style-name="Signature">print vpeek(&amp;18703)</text:p>
      <text:p text:style-name="Signature">print vdeek(2)</text:p>
      <text:h text:style-name="Heading_20_1" text:outline-level="1">vpoke vdoke</text:h>
      <text:p text:style-name="Standard">These work like poke and doke but they write either a byte or word to VERAs internal RAM memory. Note that unlike X16 Basic, the address is a 17 bit address, the same as specified in the documentation.</text:p>
      <text:p text:style-name="Signature">vpoke &amp;18703,42</text:p>
      <text:p text:style-name="Signature">vdoke 2,&amp;f022</text:p>
      <text:p text:style-name="Signatur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start" style:justify-single-word="false" fo:orphans="0" fo:widows="0"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loext:graphic-properties draw:fill="solid" draw:fill-color="#2a6099"/>
      <style:paragraph-properties fo:margin-top="0.4cm" fo:margin-bottom="0.4cm" style:contextual-spacing="false" fo:text-align="center" style:justify-single-word="false" fo:background-color="#2a6099"/>
      <style:text-properties fo:color="#ffff00" loext:opacity="100%" style:font-name="DejaVu Sans" fo:font-family="'DejaVu Sans'" style:font-family-generic="swiss" style:font-pitch="variable" fo:font-size="18pt" fo:font-weight="bold" style:font-name-asian="Droid Sans2" style:font-family-asian="'Droid Sans'" style:font-family-generic-asian="system" style:font-pitch-asian="variable" style:font-size-asian="18pt" style:font-weight-asian="bold" style:font-name-complex="Droid Sans2" style:font-family-complex="'Droid Sans'" style:font-family-generic-complex="system" style:font-pitch-complex="variable"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style:font-name="Calibri Light" fo:font-family="'Calibri Light'" style:font-family-generic="swiss"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text-properties style:font-name="Droid Sans1" fo:font-family="'Droid Sans'" style:font-family-generic="roman" style:font-pitch="variable" fo:font-size="14pt" style:font-name-asian="Droid Sans2" style:font-family-asian="'Droid Sans'" style:font-family-generic-asian="system" style:font-pitch-asian="variable" style:font-size-asian="14pt" style:font-name-complex="Droid Sans2" style:font-family-complex="'Droid Sans'" style:font-family-generic-complex="system" style:font-pitch-complex="variabl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Droid Sans1" fo:font-family="'Droid Sans'" style:font-family-generic="roman" style:font-pitch="variable" fo:font-size="28pt" fo:font-weight="bold" style:font-name-asian="Droid Sans2" style:font-family-asian="'Droid Sans'" style:font-family-generic-asian="system" style:font-pitch-asian="variable" style:font-size-asian="28pt" style:font-weight-asian="bold" style:font-name-complex="Droid Sans2" style:font-family-complex="'Droid Sans'" style:font-family-generic-complex="system" style:font-pitch-complex="variable" style:font-size-complex="28pt" style:font-weight-complex="bold"/>
    </style:style>
    <style:style style:name="Signature" style:family="paragraph" style:parent-style-name="Standard_20__28_user_29_" style:default-outline-level="" style:class="text">
      <style:paragraph-properties fo:margin-left="1cm" fo:margin-right="0cm" fo:text-indent="0cm" style:auto-text-indent="false" text:number-lines="false" text:line-number="0"/>
      <style:text-properties fo:color="#ff0000" loext:opacity="100%" style:font-name="Calibri" fo:font-family="Calibri" style:font-family-generic="roman" style:font-pitch="variable" style:font-name-asian="Droid Sans Mono" style:font-family-asian="'Droid Sans Mono'" style:font-family-generic-asian="system" style:font-pitch-asian="variable" style:font-name-complex="Droid Sans Mono" style:font-family-complex="'Droid Sans Mono'" style:font-family-generic-complex="system" style:font-pitch-complex="variable"/>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fo:orphans="0" fo:widows="0" text:number-lines="false" text:line-number="0"/>
      <style:text-properties style:font-name="Calibri" fo:font-family="Calibri"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loext:opacity="100%" style:font-name="Calibri Light1"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_28_user_29_">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2</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meta:editing-cycles>
    <meta:print-date>2021-04-09T05:31:00</meta:print-date>
    <meta:creation-date>2021-04-08T16:00:00</meta:creation-date>
    <dc:date>2021-04-27T02:06:16.467850898</dc:date>
    <meta:editing-duration>PT32M33S</meta:editing-duration>
    <meta:generator>LibreOffice/7.1.2.2$Linux_X86_64 LibreOffice_project/10$Build-2</meta:generator>
    <meta:document-statistic meta:table-count="2" meta:image-count="0" meta:object-count="0" meta:page-count="18" meta:paragraph-count="418" meta:word-count="4440" meta:character-count="24682" meta:non-whitespace-character-count="20627"/>
    <meta:user-defined meta:name="AppVersion">16.0000</meta:user-defined>
    <meta:template xlink:type="simple" xlink:actuate="onRequest" xlink:title="Normal" xlink:href=""/>
  </office:meta>
</office:document-meta>
</file>